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434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1.256cm"/>
    </style:style>
    <style:style style:name="co7" style:family="table-column">
      <style:table-column-properties fo:break-before="auto" style:column-width="5.368cm"/>
    </style:style>
    <style:style style:name="co8" style:family="table-column">
      <style:table-column-properties fo:break-before="auto" style:column-width="3.62cm"/>
    </style:style>
    <style:style style:name="co9" style:family="table-column">
      <style:table-column-properties fo:break-before="auto" style:column-width="1.18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GG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table:number-columns-repeated="2"/>
          <table:table-cell office:value-type="string">
            <text:p>coordinate</text:p>
          </table:table-cell>
          <table:table-cell office:value-type="string">
            <text:p>difference from origin</text:p>
          </table:table-cell>
          <table:table-cell office:value-type="string">
            <text:p>difference at edge</text:p>
          </table:table-cell>
          <table:table-cell office:value-type="string">
            <text:p>radius</text:p>
          </table:table-cell>
          <table:table-cell office:value-type="string">
            <text:p>erode</text:p>
          </table:table-cell>
          <table:table-cell/>
        </table:table-row>
        <table:table-row table:style-name="ro1">
          <table:table-cell office:value-type="string">
            <text:p>pat0001_1</text:p>
          </table:table-cell>
          <table:table-cell office:value-type="string">
            <text:p>FLAIR</text:p>
          </table:table-cell>
          <table:table-cell office:value-type="string">
            <text:p>160,110,66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02_1</text:p>
          </table:table-cell>
          <table:table-cell office:value-type="string">
            <text:p>FLAIR</text:p>
          </table:table-cell>
          <table:table-cell office:value-type="string">
            <text:p>101,72,98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03_1</text:p>
          </table:table-cell>
          <table:table-cell office:value-type="string">
            <text:p>FLAIR</text:p>
          </table:table-cell>
          <table:table-cell office:value-type="string">
            <text:p>147,83,96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04_1</text:p>
          </table:table-cell>
          <table:table-cell office:value-type="string">
            <text:p>FLAIR</text:p>
          </table:table-cell>
          <table:table-cell office:value-type="string">
            <text:p>88,116,93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0005_1</text:p>
          </table:table-cell>
          <table:table-cell office:value-type="string">
            <text:p>FLAIR</text:p>
          </table:table-cell>
          <table:table-cell office:value-type="string">
            <text:p>142,63,100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64,73,98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0006_1</text:p>
          </table:table-cell>
          <table:table-cell office:value-type="string">
            <text:p>FLAIR</text:p>
          </table:table-cell>
          <table:table-cell office:value-type="string">
            <text:p>109,140,89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07_1</text:p>
          </table:table-cell>
          <table:table-cell office:value-type="string">
            <text:p>FLAIR</text:p>
          </table:table-cell>
          <table:table-cell office:value-type="float" office:value="132120105">
            <text:p>132120105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at0008_1</text:p>
          </table:table-cell>
          <table:table-cell office:value-type="string">
            <text:p>FLAIR</text:p>
          </table:table-cell>
          <table:table-cell office:value-type="string">
            <text:p>156,88,73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t0009_1</text:p>
          </table:table-cell>
          <table:table-cell office:value-type="string">
            <text:p>FLAIR</text:p>
          </table:table-cell>
          <table:table-cell office:value-type="string">
            <text:p>138,134,89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10_1</text:p>
          </table:table-cell>
          <table:table-cell office:value-type="string">
            <text:p>FLAIR</text:p>
          </table:table-cell>
          <table:table-cell office:value-type="string">
            <text:p>87,71,89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t0011_1</text:p>
          </table:table-cell>
          <table:table-cell office:value-type="string">
            <text:p>FLAIR</text:p>
          </table:table-cell>
          <table:table-cell office:value-type="string">
            <text:p>99, 123, 101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t0012_1</text:p>
          </table:table-cell>
          <table:table-cell office:value-type="string">
            <text:p>FLAIR</text:p>
          </table:table-cell>
          <table:table-cell office:value-type="string">
            <text:p>82, 133, 111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 manually fill holes in the mask</text:p>
          </table:table-cell>
          <table:table-cell table:number-columns-repeated="5"/>
        </table:table-row>
        <table:table-row table:style-name="ro1">
          <table:table-cell office:value-type="string">
            <text:p>pat0013_1</text:p>
          </table:table-cell>
          <table:table-cell office:value-type="string">
            <text:p>FLAIR</text:p>
          </table:table-cell>
          <table:table-cell office:value-type="string">
            <text:p>145,99,104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14_1</text:p>
          </table:table-cell>
          <table:table-cell office:value-type="string">
            <text:p>FLAIR</text:p>
          </table:table-cell>
          <table:table-cell office:value-type="string">
            <text:p>100,152,87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0015_1</text:p>
          </table:table-cell>
          <table:table-cell office:value-type="string">
            <text:p>FLAIR</text:p>
          </table:table-cell>
          <table:table-cell office:value-type="string">
            <text:p>94,151,92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 manually fill holes in the mask</text:p>
          </table:table-cell>
          <table:table-cell table:number-columns-repeated="5"/>
        </table:table-row>
        <table:table-row table:style-name="ro1">
          <table:table-cell office:value-type="string">
            <text:p>pat0022_1</text:p>
          </table:table-cell>
          <table:table-cell office:value-type="string">
            <text:p>FLAIR</text:p>
          </table:table-cell>
          <table:table-cell office:value-type="string">
            <text:p>92,131,50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 manually fill holes in the mask</text:p>
          </table:table-cell>
          <table:table-cell table:number-columns-repeated="5"/>
        </table:table-row>
        <table:table-row table:style-name="ro1">
          <table:table-cell office:value-type="string">
            <text:p>pat0024_1</text:p>
          </table:table-cell>
          <table:table-cell office:value-type="string">
            <text:p>FLAIR</text:p>
          </table:table-cell>
          <table:table-cell office:value-type="string">
            <text:p>153,117,72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at0025_1</text:p>
          </table:table-cell>
          <table:table-cell office:value-type="string">
            <text:p>FLAIR</text:p>
          </table:table-cell>
          <table:table-cell office:value-type="string">
            <text:p>102,129,97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74,116,56</text:p>
          </table:table-cell>
          <table:table-cell office:value-type="float" office:value="20">
            <text:p>20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0026_1</text:p>
          </table:table-cell>
          <table:table-cell office:value-type="string">
            <text:p>FLAIR</text:p>
          </table:table-cell>
          <table:table-cell office:value-type="string">
            <text:p>99,159,96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2,98,71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 manually fill holes in the mask</text:p>
          </table:table-cell>
          <table:table-cell table:number-columns-repeated="5"/>
        </table:table-row>
        <table:table-row table:style-name="ro1">
          <table:table-cell office:value-type="string">
            <text:p>pat0027_1</text:p>
          </table:table-cell>
          <table:table-cell office:value-type="string">
            <text:p>FLAIR</text:p>
          </table:table-cell>
          <table:table-cell office:value-type="string">
            <text:p>73,130,51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1,72,93</text:p>
          </table:table-cell>
          <table:table-cell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+ manually fill holes in the mask</text:p>
          </table:table-cell>
          <table:table-cell table:number-columns-repeated="5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GG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17" table:default-cell-style-name="ce1"/>
        <table:table-row table:style-name="ro1">
          <table:table-cell table:number-columns-repeated="2"/>
          <table:table-cell office:value-type="string">
            <text:p>coordinate</text:p>
          </table:table-cell>
          <table:table-cell office:value-type="string">
            <text:p>difference from origin</text:p>
          </table:table-cell>
          <table:table-cell office:value-type="string">
            <text:p>difference at edge</text:p>
          </table:table-cell>
          <table:table-cell office:value-type="string">
            <text:p>radius</text:p>
          </table:table-cell>
          <table:table-cell office:value-type="string">
            <text:p>erode</text:p>
          </table:table-cell>
          <table:table-cell table:number-columns-repeated="1017"/>
        </table:table-row>
        <table:table-row table:style-name="ro1">
          <table:table-cell office:value-type="string">
            <text:p>pat0001_1</text:p>
          </table:table-cell>
          <table:table-cell office:value-type="string">
            <text:p>FLAIR</text:p>
          </table:table-cell>
          <table:table-cell office:value-type="string">
            <text:p>134,105,66</text:p>
          </table:table-cell>
          <table:table-cell table:number-columns-repeated="2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pat0002_1</text:p>
          </table:table-cell>
          <table:table-cell office:value-type="string">
            <text:p>FLAIR</text:p>
          </table:table-cell>
          <table:table-cell office:value-type="string">
            <text:p>109,136,9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at0004_1</text:p>
          </table:table-cell>
          <table:table-cell office:value-type="string">
            <text:p>FLAIR</text:p>
          </table:table-cell>
          <table:table-cell office:value-type="string">
            <text:p>72,110,72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at0006_1</text:p>
          </table:table-cell>
          <table:table-cell office:value-type="string">
            <text:p>FLAIR</text:p>
          </table:table-cell>
          <table:table-cell office:value-type="string">
            <text:p><text:s/>104, 141, 11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at0008_1</text:p>
          </table:table-cell>
          <table:table-cell office:value-type="string">
            <text:p>FLAIR</text:p>
          </table:table-cell>
          <table:table-cell office:value-type="string">
            <text:p>155,168,79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at00011_1</text:p>
          </table:table-cell>
          <table:table-cell office:value-type="string">
            <text:p>FLAIR</text:p>
          </table:table-cell>
          <table:table-cell office:value-type="string">
            <text:p>91,122,83</text:p>
          </table:table-cell>
          <table:table-cell table:number-columns-repeated="2"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office:value-type="string">
            <text:p>+ manually fill holes in the mask</text:p>
          </table:table-cell>
          <table:table-cell table:number-columns-repeated="1021"/>
        </table:table-row>
        <table:table-row table:style-name="ro1">
          <table:table-cell office:value-type="string">
            <text:p>pat00012_1</text:p>
          </table:table-cell>
          <table:table-cell office:value-type="string">
            <text:p>FLAIR</text:p>
          </table:table-cell>
          <table:table-cell office:value-type="string">
            <text:p><text:s/>84, 127, 10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at00013_1</text:p>
          </table:table-cell>
          <table:table-cell office:value-type="string">
            <text:p>FLAIR</text:p>
          </table:table-cell>
          <table:table-cell office:value-type="string">
            <text:p>73,117,58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at00014_1</text:p>
          </table:table-cell>
          <table:table-cell office:value-type="string">
            <text:p>FLAIR</text:p>
          </table:table-cell>
          <table:table-cell office:value-type="string">
            <text:p>164,102,59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at000153_1</text:p>
          </table:table-cell>
          <table:table-cell office:value-type="string">
            <text:p>FLAIR</text:p>
          </table:table-cell>
          <table:table-cell office:value-type="string">
            <text:p>102,163,94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ernet </meta:initial-creator>
    <meta:creation-date>2016-05-13T14:37:49</meta:creation-date>
    <dc:date>2016-07-11T13:52:22</dc:date>
    <dc:creator>cpernet </dc:creator>
    <meta:editing-duration>PT22M12S</meta:editing-duration>
    <meta:editing-cycles>7</meta:editing-cycles>
    <meta:generator>LibreOffice/3.5$Linux_X86_64 LibreOffice_project/350m1$Build-2</meta:generator>
    <meta:document-statistic meta:table-count="3" meta:cell-count="246" meta:object-count="0"/>
  </office:meta>
</office:document-meta>
</file>